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b9cbf" officeooo:paragraph-rsid="001b9cbf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officeooo:rsid="001b9cbf" officeooo:paragraph-rsid="001b9cbf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b9cbf" officeooo:paragraph-rsid="001b9c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ampinas, 08 de novembro de 2018.</text:p>
      <text:p text:style-name="P1"/>
      <text:p text:style-name="P1"/>
      <text:p text:style-name="P1"/>
      <text:p text:style-name="P1"/>
      <text:p text:style-name="P1"/>
      <text:p text:style-name="P1"/>
      <text:p text:style-name="P2"><text:tab/>Eu, David Montenegro Lapola, orientador responsável da candidata à bolsa FAPESP de doutorado Bianca Fazio Rius, declaro para os devidos fins que a mesma iniciou as atividades de seu doutoramento no Programa de Pós-Graduação em Ecologia pela Universidade Estadual de Campinas (Unicamp) no dia 01 de fevereiro de 2018. Esta mesma instituição será a sede de desenvolvimento da proposta de doutorado enviada à FAPESP caso o auxílio financeiro solicitado seja concedido.</text:p>
      <text:p text:style-name="P2"/>
      <text:p text:style-name="P2"/>
      <text:p text:style-name="P2">Sem mais até o presente momento,</text:p>
      <text:p text:style-name="P2"/>
      <text:p text:style-name="P2"/>
      <text:p text:style-name="P2">David Montenegro Lapola</text:p>
      <text:p text:style-name="P2"/>
      <text:p text:style-name="P2"/>
      <text:p text:style-name="P2"/>
      <text:p text:style-name="P3">_____________________________________________</text:p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4:35.757089370</meta:creation-date>
    <dc:date>2018-11-08T12:43:54.154976278</dc:date>
    <meta:editing-duration>PT9M19S</meta:editing-duration>
    <meta:editing-cycles>1</meta:editing-cycles>
    <meta:generator>LibreOffice/6.0.2.1.0$Linux_X86_64 LibreOffice_project/00m0$Build-1</meta:generator>
    <meta:document-statistic meta:table-count="0" meta:image-count="0" meta:object-count="0" meta:page-count="1" meta:paragraph-count="6" meta:word-count="87" meta:character-count="600" meta:non-whitespace-character-count="516"/>
  </office:meta>
</office:document-meta>
</file>